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1cm" fo:min-width="16.645cm"/>
    </style:style>
    <style:style style:name="gr2" style:family="graphic" style:parent-style-name="standard">
      <style:graphic-properties draw:textarea-horizontal-align="justify" draw:textarea-vertical-align="middle" draw:auto-grow-height="false" fo:min-height="4.703cm" fo:min-width="1.603cm"/>
    </style:style>
    <style:style style:name="gr3" style:family="graphic" style:parent-style-name="standard">
      <style:graphic-properties draw:textarea-horizontal-align="justify" draw:textarea-vertical-align="middle" draw:auto-grow-height="false" fo:min-height="4.068cm" fo:min-width="9.914cm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4.70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textarea-horizontal-align="justify" draw:textarea-vertical-align="middle" draw:auto-grow-height="false" fo:min-height="4.195cm" fo:min-width="5.34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stroke="none" svg:stroke-color="#000000" draw:fill="none" draw:fill-color="#ffffff" fo:min-height="4.449cm"/>
    </style:style>
    <style:style style:name="gr11" style:family="graphic" style:parent-style-name="standard">
      <style:graphic-properties draw:textarea-horizontal-align="justify" draw:textarea-vertical-align="middle" draw:auto-grow-height="false" fo:min-height="0.559cm" fo:min-width="0.129cm"/>
    </style:style>
    <style:style style:name="gr12" style:family="graphic" style:parent-style-name="standard">
      <style:graphic-properties draw:textarea-horizontal-align="justify" draw:textarea-vertical-align="middle" draw:auto-grow-height="false" fo:min-height="2.036cm" fo:min-width="3.564cm"/>
    </style:style>
    <style:style style:name="gr13" style:family="graphic" style:parent-style-name="standard">
      <style:graphic-properties draw:textarea-horizontal-align="justify" draw:textarea-vertical-align="middle" draw:auto-grow-height="false" fo:min-height="1.528cm" fo:min-width="2.802cm"/>
    </style:style>
    <style:style style:name="gr14" style:family="graphic" style:parent-style-name="standard">
      <style:graphic-properties draw:textarea-horizontal-align="justify" draw:textarea-vertical-align="middle" draw:auto-grow-height="false" fo:min-height="0.556cm" fo:min-width="0.1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17.145cm" svg:height="6.35cm" svg:x="2.778cm" svg:y="1.916cm">
          <text:p text:style-name="P1">DESKTOP</text:p>
          <text:p text:style-name="P1">MDISK</text:p>
          <text:p text:style-name="P1"/>
          <text:p text:style-name="P1">10.123.45.4:1234</text:p>
          <text:p text:style-name="P1">MDISK U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03cm" svg:height="4.953cm" draw:transform="rotate (0.0359537825910832) translate (2.054cm 12.524cm)">
          <text:p text:style-name="P1">PHON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414cm" svg:height="4.318cm" svg:x="8.493cm" svg:y="9.89cm">
          <text:p text:style-name="P1">LAPTOP</text:p>
          <text:p text:style-name="P1">MDISK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207cm" svg:height="1.651cm" svg:x="12.557cm" svg:y="15.605cm">
          <text:p text:style-name="P1">192.168.43.1:1234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557cm" svg:y1="16.43cm" svg:x2="4.825cm" svg:y2="16.134cm" draw:start-shape="id1" draw:start-glue-point="3" svg:d="M12557 16430h-4117v-296h-3615" svg:viewBox="0 0 7733 297">
          <text:p/>
        </draw:connector>
        <draw:line draw:style-name="gr5" draw:text-style-name="P2" draw:layer="layout" svg:x1="3.159cm" svg:y1="12.684cm" svg:x2="3.159cm" svg:y2="8.747cm">
          <text:p/>
        </draw:line>
        <draw:line draw:style-name="gr5" draw:text-style-name="P2" draw:layer="layout" svg:x1="14.208cm" svg:y1="14.208cm" svg:x2="14.208cm" svg:y2="15.351cm">
          <text:p/>
        </draw:line>
        <draw:frame draw:style-name="gr6" draw:text-style-name="P3" draw:layer="layout" svg:width="2.54cm" svg:height="0.962cm" svg:x="9.255cm" svg:y="15.024cm">
          <draw:text-box draw:corner-radius="1.397cm">
            <text:p>SEND</text:p>
          </draw:text-box>
        </draw:frame>
        <draw:connector draw:style-name="gr5" draw:text-style-name="P2" draw:layer="layout" svg:x1="3.282cm" svg:y1="17.436cm" svg:x2="2.27cm" svg:y2="23.415cm" draw:start-shape="id2" draw:start-glue-point="2" draw:end-shape="id3" draw:end-glue-point="3" svg:d="M3282 17436v1897h-1513v4082h501" svg:viewBox="0 0 1514 5980">
          <text:p/>
        </draw:connector>
        <draw:frame draw:style-name="gr7" draw:text-style-name="P3" draw:layer="layout" svg:width="17.907cm" svg:height="0.962cm" svg:x="2.143cm" svg:y="20.05cm">
          <draw:text-box>
            <text:p>LOGIC DESIGN GOES HERE</text:p>
          </draw:text-box>
        </draw:frame>
        <draw:custom-shape draw:style-name="gr8" draw:text-style-name="P1" xml:id="id3" draw:id="id3" draw:layer="layout" svg:width="5.842cm" svg:height="4.445cm" svg:x="2.27cm" svg:y="21.193cm">
          <text:p text:style-name="P1">MDISK UI 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5.781cm" svg:height="0.963cm" svg:x="2.27cm" svg:y="21.066cm">
          <draw:text-box>
            <text:p>192.168.43.1:1234</text:p>
          </draw:text-box>
        </draw:frame>
        <draw:frame draw:style-name="gr10" draw:text-style-name="P3" draw:layer="layout" svg:width="0.762cm" svg:height="5.228cm" svg:x="1cm" svg:y="18.759cm">
          <draw:text-box>
            <text:p>CONNECT</text:p>
          </draw:text-box>
        </draw:frame>
        <draw:custom-shape draw:style-name="gr11" draw:text-style-name="P1" draw:layer="layout" svg:width="0.889cm" svg:height="1.143cm" svg:x="4.937cm" svg:y="18.7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89cm" svg:height="1.143cm" svg:x="4.81cm" svg:y="12.81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89cm" svg:height="1.143cm" svg:x="18.78cm" svg:y="15.09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.62cm" svg:y1="23.479cm" svg:x2="10.652cm" svg:y2="23.479cm">
          <text:p/>
        </draw:line>
        <draw:custom-shape draw:style-name="gr12" draw:text-style-name="P1" draw:layer="layout" svg:width="4.064cm" svg:height="2.286cm" svg:x="11.033cm" svg:y="22.717cm">
          <text:p text:style-name="P1">CONVERT</text:p>
          <text:p text:style-name="P1">LOCAL IP TO </text:p>
          <text:p text:style-name="P1">GLOBAL IP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224cm" svg:y1="23.733cm" svg:x2="17.129cm" svg:y2="23.733cm">
          <text:p/>
        </draw:line>
        <draw:custom-shape draw:style-name="gr13" draw:text-style-name="P1" xml:id="id4" draw:id="id4" draw:layer="layout" svg:width="3.302cm" svg:height="1.778cm" svg:x="16.875cm" svg:y="22.971cm">
          <text:p text:style-name="P1">10.123.45.4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0.177cm" svg:y1="23.86cm" svg:x2="19.923cm" svg:y2="5.091cm" draw:start-shape="id4" draw:start-glue-point="1" draw:end-shape="id5" svg:d="M20177 23860h511v-18769h-765" svg:viewBox="0 0 766 18770">
          <text:p/>
        </draw:connector>
        <draw:custom-shape draw:style-name="gr14" draw:text-style-name="P1" draw:layer="layout" svg:width="0.889cm" svg:height="1.14cm" draw:transform="skewX (0.0664970445009839) translate (6.664cm 8.62cm)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12:04:39.327304203</meta:creation-date>
    <dc:date>2020-05-23T12:29:47.975761293</dc:date>
    <meta:editing-duration>PT3M7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